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c3f0" officeooo:paragraph-rsid="000bc3f0"/>
    </style:style>
    <style:style style:name="P2" style:family="paragraph" style:parent-style-name="Standard">
      <style:text-properties officeooo:rsid="000cba45" officeooo:paragraph-rsid="000bc3f0"/>
    </style:style>
    <style:style style:name="P3" style:family="paragraph" style:parent-style-name="Standard">
      <style:text-properties officeooo:rsid="000cba45" officeooo:paragraph-rsid="000cba45"/>
    </style:style>
    <style:style style:name="P4" style:family="paragraph" style:parent-style-name="Standard">
      <style:text-properties officeooo:rsid="000e549a" officeooo:paragraph-rsid="000e549a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bc3f0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cba45" officeooo:paragraph-rsid="000cba45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01d54" officeooo:paragraph-rsid="00101d54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0c41d" officeooo:paragraph-rsid="0010c41d" style:font-weight-asian="bold" style:font-weight-complex="bold"/>
    </style:style>
    <style:style style:name="P9" style:family="paragraph" style:parent-style-name="Standard">
      <style:text-properties officeooo:rsid="00101d54" officeooo:paragraph-rsid="00101d54"/>
    </style:style>
    <style:style style:name="P10" style:family="paragraph" style:parent-style-name="Standard">
      <style:text-properties officeooo:rsid="0010c41d" officeooo:paragraph-rsid="0010c41d"/>
    </style:style>
    <style:style style:name="P11" style:family="paragraph" style:parent-style-name="Standard">
      <style:text-properties officeooo:rsid="0010c41d" officeooo:paragraph-rsid="00117555"/>
    </style:style>
    <style:style style:name="P12" style:family="paragraph" style:parent-style-name="Standard">
      <style:text-properties fo:font-style="italic" officeooo:rsid="00101d54" officeooo:paragraph-rsid="00101d54" style:font-style-asian="italic" style:font-style-complex="italic"/>
    </style:style>
    <style:style style:name="P13" style:family="paragraph" style:parent-style-name="Standard">
      <style:text-properties fo:font-style="normal" officeooo:rsid="00101d54" officeooo:paragraph-rsid="00101d54" style:font-style-asian="normal" style:font-style-complex="normal"/>
    </style:style>
    <style:style style:name="P14" style:family="paragraph" style:parent-style-name="Standard">
      <style:text-properties officeooo:rsid="00124b34" officeooo:paragraph-rsid="00124b34"/>
    </style:style>
    <style:style style:name="T1" style:family="text">
      <style:text-properties officeooo:rsid="000e549a"/>
    </style:style>
    <style:style style:name="T2" style:family="text">
      <style:text-properties officeooo:rsid="00101d54"/>
    </style:style>
    <style:style style:name="T3" style:family="text">
      <style:text-properties officeooo:rsid="0010c41d"/>
    </style:style>
    <style:style style:name="T4" style:family="text">
      <style:text-properties officeooo:rsid="00117555"/>
    </style:style>
    <style:style style:name="T5" style:family="text">
      <style:text-properties officeooo:rsid="00124b34"/>
    </style:style>
    <style:style style:name="T6" style:family="text">
      <style:text-properties officeooo:rsid="0014d263"/>
    </style:style>
    <style:style style:name="T7" style:family="text">
      <style:text-properties officeooo:rsid="0017d026"/>
    </style:style>
    <style:style style:name="T8" style:family="text">
      <style:text-properties officeooo:rsid="00184d91"/>
    </style:style>
    <style:style style:name="T9" style:family="text">
      <style:text-properties officeooo:rsid="001a513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odule <text:span text:style-name="T8">Principal</text:span>:</text:p>
      <text:p text:style-name="P1">bouton-clé <text:s/><text:span text:style-name="T1">( Startup )</text:span></text:p>
      <text:p text:style-name="P1">bouton <text:span text:style-name="T1">vert ( S</text:span>taging <text:span text:style-name="T1">)</text:span></text:p>
      <text:p text:style-name="P1"><text:span text:style-name="T1">gros bouton rouge (</text:span> <text:span text:style-name="T1">A</text:span>bort <text:span text:style-name="T1">)</text:span></text:p>
      <text:p text:style-name="P1"/>
      <text:p text:style-name="P12">[ T shape ]</text:p>
      <text:p text:style-name="P12"/>
      <text:p text:style-name="P13">→ <text:span text:style-name="T5">3 dp</text:span></text:p>
      <text:p text:style-name="P2"/>
      <text:p text:style-name="P6"><text:span text:style-name="T2">M</text:span>odule <text:span text:style-name="T3">d’A</text:span>ctions :</text:p>
      <text:p text:style-name="P3"><text:span text:style-name="T2">10</text:span> switchs bleus <text:span text:style-name="T2">protégé de préférence </text:span><text:span text:style-name="T1">( </text:span>actions groups <text:span text:style-name="T1">) </text:span><text:span text:style-name="T2">[ 2 </text:span><text:span text:style-name="T3">lignes </text:span><text:span text:style-name="T2">5 </text:span><text:span text:style-name="T3">colonnes</text:span><text:span text:style-name="T2"> ]</text:span></text:p>
      <text:p text:style-name="P3"/>
      <text:p text:style-name="P3">→ <text:span text:style-name="T5">10 dp</text:span></text:p>
      <text:p text:style-name="P3"/>
      <text:p text:style-name="P6"><text:span text:style-name="T2">M</text:span>odule <text:span text:style-name="T3">de M</text:span>anœuvre :</text:p>
      <text:p text:style-name="P3"><text:span text:style-name="T1">LCD 2*16 ( </text:span>burn indicator <text:span text:style-name="T1">+ deltaV required </text:span><text:span text:style-name="T2">[blinking if not enought]</text:span><text:span text:style-name="T1"> )</text:span></text:p>
      <text:p text:style-name="P3">--</text:p>
      <text:p text:style-name="P4">4 boutons rouges self-reset (retrograde / antinormal / circular out / time - )</text:p>
      <text:p text:style-name="P4">4 boutons verts self-reset (prograde / normal / circular in / time +)</text:p>
      <text:p text:style-name="P4">bouton poussoir orange self-reset protégé ( <text:span text:style-name="T2">goto </text:span><text:span text:style-name="T7">)</text:span></text:p>
      <text:p text:style-name="P10">potentiomètre rond (manœuvre ajustement sensibilité)</text:p>
      <text:p text:style-name="P10"/>
      <text:p text:style-name="P14">→ 14 dp</text:p>
      <text:p text:style-name="P14">→ 1 ap</text:p>
      <text:p text:style-name="P4"/>
      <text:p text:style-name="P7">Module Principal de Rotation (SAS) :</text:p>
      <text:p text:style-name="P9">3 ou 4 axes joystick (control)</text:p>
      <text:p text:style-name="P9">switch orange protégé (SAS On / Off)</text:p>
      <text:p text:style-name="P9">potentiomètre glissière (thrust)</text:p>
      <text:p text:style-name="P9"/>
      <text:p text:style-name="P9">→ <text:span text:style-name="T5">4 ap</text:span></text:p>
      <text:p text:style-name="P9">→ <text:span text:style-name="T5">1 ou 2 dp</text:span></text:p>
      <text:p text:style-name="P9"/>
      <text:p text:style-name="P7">Module Principal de Translation (RCS) :</text:p>
      <text:p text:style-name="P9">3 ou 4 axes joystick (control)</text:p>
      <text:p text:style-name="P9">switch orange protégé (RCS On / Off)</text:p>
      <text:p text:style-name="P9">3 boutons bleus protégé de préférence (actions : lights / gears / break<text:span text:style-name="T3">)</text:span></text:p>
      <text:p text:style-name="P9"/>
      <text:p text:style-name="P9">→ <text:span text:style-name="T5">3 ap</text:span></text:p>
      <text:p text:style-name="P9">→ <text:span text:style-name="T5">4 ou 5 dp</text:span></text:p>
      <text:p text:style-name="P9"/>
      <text:p text:style-name="P8">Module de Télémétrie :</text:p>
      <text:p text:style-name="P10">LCD <text:span text:style-name="T4">2*16 </text:span>(apoapsis / periapsis)</text:p>
      <text:p text:style-name="P10">--</text:p>
      <text:p text:style-name="P10">LCD <text:span text:style-name="T4">2*16 </text:span>(altitude / radar altitude)</text:p>
      <text:p text:style-name="P11">--</text:p>
      <text:p text:style-name="P11"><text:span text:style-name="T9">7</text:span> <text:span text:style-name="T6">jeuges led </text:span>(oxygen / liquid fuel / solid fuel / electricity / ore / monopropellant / xenon)</text:p>
      <text:p text:style-name="P11"/>
      <text:p text:style-name="P14">→ 12dp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6-28T12:22:58.869000000</dc:date>
    <meta:editing-duration>PT5H7M24S</meta:editing-duration>
    <meta:editing-cycles>5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37" meta:word-count="217" meta:character-count="1105" meta:non-whitespace-character-count="924"/>
  </office:meta>
</office:document-meta>
</file>